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Dashed" svg:stroke-color="#ff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0.44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10cm" svg:y="1cm">
          <text:p text:style-name="P1">Projet </text:p>
          <text:p text:style-name="P1">Yuukou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cm" svg:y="13cm">
          <text:p text:style-name="P1">Emplois du </text:p>
          <text:p text:style-name="P1">tem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cm" svg:y="10cm">
          <text:p text:style-name="P1">S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5.5cm" svg:y="10cm">
          <text:p text:style-name="P1">Support</text:p>
          <text:p text:style-name="P1">M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cm" svg:y="7cm">
          <text:p text:style-name="P1">Service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2cm" svg:x="19cm" svg:y="4cm">
          <text:p text:style-name="P1">Archivage</text:p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2cm" svg:x="1cm" svg:y="4cm">
          <text:p text:style-name="P1">LD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2cm" svg:x="10cm" svg:y="4cm">
          <text:p text:style-name="P1">Campus New</text:p>
          <text:p text:style-name="P1">Cavend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0cm" svg:y="7cm">
          <text:p text:style-name="P1">Autres </text:p>
          <text:p text:style-name="P1">camp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4.5cm" svg:y="7cm">
          <text:p text:style-name="P1">Surveillance</text:p>
          <text:p text:style-name="P1">Nag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2cm" svg:x="14.5cm" svg:y="4cm">
          <text:p text:style-name="P1">Etat des </text:p>
          <text:p text:style-name="P1">sal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9cm" svg:y="13cm">
          <text:p text:style-name="P1">Historique</text:p>
          <text:p text:style-name="P1">utilis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4.5cm" svg:y="13cm">
          <text:p text:style-name="P1">Historique</text:p>
          <text:p text:style-name="P1">ordin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4.5cm" svg:y="10cm">
          <text:p text:style-name="P1">Utilisateurs</text:p>
          <text:p text:style-name="P1">connect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0cm" svg:y="13cm">
          <text:p text:style-name="P1">Graphiques</text:p>
          <text:p text:style-name="P1">d'utilis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2cm" svg:x="5.5cm" svg:y="4cm">
          <text:p text:style-name="P1">Mise à jour</text:p>
          <text:p text:style-name="P1">réguliè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5.5cm" svg:y="13cm">
          <text:p text:style-name="P1">Catalogue</text:p>
          <text:p text:style-name="P1">logici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5.5cm" svg:y="7cm">
          <text:p text:style-name="P1">Architecture</text:p>
          <text:p text:style-name="P1">obj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9cm" svg:y="10cm">
          <text:p text:style-name="P1">Etat des</text:p>
          <text:p text:style-name="P1">ordin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0cm" svg:y="10cm">
          <text:p text:style-name="P1">Echanges</text:p>
          <text:p text:style-name="P1">client (JS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cm" svg:height="1.038cm" svg:x="21.5cm" svg:y="16.585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4.2cm" svg:height="2.015cm" svg:x="24.5cm" svg:y="16cm">
          <draw:text-box>
            <text:p text:style-name="P2"><text:span text:style-name="T1">Points communs avec Yuukou</text:span></text:p>
          </draw:text-box>
        </draw:frame>
        <draw:custom-shape draw:style-name="gr2" draw:text-style-name="P1" draw:layer="layout" svg:width="3cm" svg:height="1.038cm" svg:x="21.5cm" svg:y="18.762cm">
          <text:p text:style-name="P1">…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4.2cm" svg:height="1.5cm" svg:x="24.5cm" svg:y="18.5cm">
          <draw:text-box>
            <text:p text:style-name="P2"><text:span text:style-name="T1">Apports du projet YuukouII</text:span></text:p>
          </draw:text-box>
        </draw:frame>
        <draw:frame draw:style-name="gr7" draw:text-style-name="P3" draw:layer="layout" svg:width="7.2cm" svg:height="0.962cm" svg:x="21.5cm" svg:y="15.2cm">
          <draw:text-box>
            <text:p text:style-name="P3"><text:span text:style-name="T2">Légende :</text:span></text:p>
          </draw:text-box>
        </draw:frame>
        <draw:custom-shape draw:style-name="gr2" draw:text-style-name="P1" draw:layer="layout" svg:width="4cm" svg:height="2cm" svg:x="19cm" svg:y="7cm">
          <text:p text:style-name="P1">Archivage</text:p>
          <text:p text:style-name="P1">tempor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3cm" svg:height="4.7cm" svg:x="21.4cm" svg:y="15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oit </meta:initial-creator>
    <meta:creation-date>2012-05-25T11:32:13</meta:creation-date>
    <dc:date>2012-05-25T14:01:33</dc:date>
    <dc:creator>benoit </dc:creator>
    <meta:editing-duration>PT2H29M20S</meta:editing-duration>
    <meta:editing-cycles>14</meta:editing-cycles>
    <meta:generator>LibreOffice/3.3$Linux LibreOffice_project/330m19$Build-401</meta:generator>
    <meta:document-statistic meta:object-count="27"/>
  </office:meta>
</office:document-meta>
</file>